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1F0C8"/>
    </style:style>
    <style:style style:name="ce3" style:family="table-cell" style:parent-style-name="Default" style:data-style-name="N0">
      <style:table-cell-properties fo:background-color="#C1F0C8"/>
    </style:style>
    <style:style style:name="co1" style:family="table-column">
      <style:table-column-properties fo:break-before="auto" style:column-width="25.4846666666667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equêt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tenir tous les problèmes en cours (tous les produit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tenir tous les problèmes en cours pour un produit (toutes les versio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tenir tous les problèmes en cours pour un produit (une seule version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tenir tous les problèmes rencontrés au cours d’une période donnée pour un produit (toutes les versio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tenir tous les problèmes rencontrés au cours d’une période donnée pour un produit (une seule version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btenir tous les problèmes en cours contenant une liste de mots-clés (tous les produits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btenir tous les problèmes en cours pour un produit contenant une liste de mots-clés (toutesles versions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btenir tous les problèmes en cours pour un produit contenant une liste de mots-clés (une seule version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btenir tous les problèmes rencontrés au cours d’une période donnée pour un produit contenant une liste de mots-clés (toutes les versions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btenir tous les problèmes rencontrés au cours d’une période donnée pour un produit contenant une liste de mots-clés (une seule version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tenir tous les problèmes résolus (tous les produit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tenir tous les problèmes résolus pour un produit (toutes les versio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tenir tous les problèmes résolus pour un produit (une seule version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tenir tous les problèmes résolus au cours d’une période donnée pour un produit (toutes les versio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tenir tous les problèmes résolus au cours d’une période donnée pour un produit (une seule version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btenir tous les problèmes résolus contenant une liste de mots-clés (tous les produits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btenir tous les problèmes résolus pour un produit contenant une liste de mots-clés (toutes les versions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btenir tous les problèmes résolus pour un produit contenant une liste de mots-clés (une seule version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btenir tous les problèmes résolus au cours d’une période donnée pour un produit contenant une liste de mots-clés (toutes les versions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btenir tous les problèmes résolus au cours d’une période donnée pour un produit contenant une liste de mots-clés (une seule version)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Benoit Marechal</meta:initial-creator>
    <dc:creator>Benoit Marechal</dc:creator>
    <meta:creation-date>2024-07-22T13:34:56Z</meta:creation-date>
    <dc:date>2024-07-23T14:36:32Z</dc:date>
    <meta:editing-duration>PT0S</meta:editing-duration>
  </office:meta>
</office:document-meta>
</file>